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Attack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Fight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Bomber</text:p>
          </table:table-cell>
          <table:table-cell office:value-type="string">
            <text:p>Fight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06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uan Lafont</meta:initial-creator>
    <meta:creation-date>2008-05-23T06:09:14</meta:creation-date>
    <dc:creator>Juan Lafont</dc:creator>
    <dc:date>2008-05-23T06:12:37</dc:date>
    <meta:editing-cycles>1</meta:editing-cycles>
    <meta:editing-duration>PT3M24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